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DejaVu Sans Mono" fo:font-size="28pt" officeooo:rsid="001d111f" officeooo:paragraph-rsid="001d111f" style:font-size-asian="24.5pt" style:font-size-complex="28pt"/>
    </style:style>
    <style:style style:name="P2" style:family="paragraph" style:parent-style-name="Text_20_body">
      <style:text-properties style:font-name="Bitstream Charter" fo:font-size="20pt" officeooo:rsid="001e822c" officeooo:paragraph-rsid="001e822c" style:font-size-asian="17.5pt" style:font-size-complex="20pt"/>
    </style:style>
    <style:style style:name="P3" style:family="paragraph" style:parent-style-name="Text_20_body">
      <style:text-properties style:font-name="Bitstream Charter" fo:font-size="20pt" fo:font-weight="bold" officeooo:rsid="001e822c" officeooo:paragraph-rsid="001e822c" style:font-size-asian="17.5pt" style:font-weight-asian="bold" style:font-size-complex="20pt" style:font-weight-complex="bold"/>
    </style:style>
    <style:style style:name="P4" style:family="paragraph" style:parent-style-name="Text_20_body">
      <style:text-properties style:font-name="Bitstream Charter" fo:font-size="18pt" officeooo:rsid="001e822c" officeooo:paragraph-rsid="001e822c" style:font-size-asian="15.75pt" style:font-size-complex="18pt"/>
    </style:style>
    <style:style style:name="P5" style:family="paragraph" style:parent-style-name="Text_20_body">
      <style:text-properties style:font-name="Bitstream Charter" fo:font-size="18pt" fo:font-weight="bold" officeooo:rsid="001e822c" officeooo:paragraph-rsid="001e822c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font-name="Bitstream Charter" fo:font-size="18pt" fo:font-weight="bold" officeooo:rsid="001ecb9a" officeooo:paragraph-rsid="001ecb9a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Bitstream Charter" fo:font-size="18pt" fo:font-weight="normal" officeooo:rsid="001ecb9a" officeooo:paragraph-rsid="001ecb9a" style:font-size-asian="18pt" style:font-weight-asian="normal" style:font-size-complex="18pt" style:font-weight-complex="normal"/>
    </style:style>
    <style:style style:name="P8" style:family="paragraph" style:parent-style-name="Text_20_body">
      <style:text-properties style:font-name="Bitstream Charter" fo:font-size="18pt" fo:font-weight="bold" officeooo:rsid="001e822c" officeooo:paragraph-rsid="001e822c" style:font-size-asian="15.75pt" style:font-weight-asian="bold" style:font-size-complex="18pt" style:font-weight-complex="bold"/>
    </style:style>
    <style:style style:name="P9" style:family="paragraph" style:parent-style-name="Text_20_body">
      <style:text-properties style:font-name="Bitstream Charter" fo:font-size="18pt" fo:font-weight="normal" officeooo:rsid="001ecb9a" officeooo:paragraph-rsid="001ecb9a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cb9a" style:font-weight-asian="normal" style:font-weight-complex="normal"/>
    </style:style>
    <style:style style:name="T4" style:family="text">
      <style:text-properties fo:font-weight="normal" officeooo:rsid="001f70ba" style:font-weight-asian="normal" style:font-weight-complex="normal"/>
    </style:style>
    <style:style style:name="T5" style:family="text">
      <style:text-properties officeooo:rsid="001ecb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</text:p>
      <text:p text:style-name="P2"/>
      <text:p text:style-name="P3"><text:tab/>Contents<text:tab/><text:tab/><text:tab/><text:tab/><text:tab/><text:tab/><text:tab/>PageNumber</text:p>
      <text:p text:style-name="P8"/>
      <text:p text:style-name="P4"><text:span text:style-name="T1">1.)</text:span> <text:tab/><text:span text:style-name="T2">List Of Figures<text:tab/><text:tab/><text:tab/><text:tab/>--<text:tab/><text:tab/><text:tab/></text:span><text:span text:style-name="T4">1-1</text:span></text:p>
      <text:p text:style-name="P5"/>
      <text:p text:style-name="P5">2.) <text:tab/><text:span text:style-name="T2">Introduction<text:tab/><text:tab/><text:tab/><text:tab/><text:tab/>--<text:tab/><text:tab/><text:tab/> </text:span><text:span text:style-name="T4">2-2</text:span></text:p>
      <text:p text:style-name="P5"><text:span text:style-name="T2"><text:tab/></text:span>2.1) <text:span text:style-name="T2">Challenges<text:tab/><text:tab/><text:tab/><text:tab/>--<text:tab/><text:tab/><text:tab/> </text:span><text:span text:style-name="T4">2</text:span><text:span text:style-name="T2"><text:tab/></text:span></text:p>
      <text:p text:style-name="P5"><text:span text:style-name="T2"><text:tab/></text:span>2.2) <text:span text:style-name="T2">Motivation<text:tab/><text:tab/><text:tab/><text:tab/>--<text:tab/><text:tab/><text:tab/> </text:span><text:span text:style-name="T4">2</text:span></text:p>
      <text:p text:style-name="P5"/>
      <text:p text:style-name="P5">3.) <text:span text:style-name="T2">Methodology &amp; Framework<text:tab/><text:tab/>--<text:tab/><text:tab/><text:tab/> <text:s/></text:span><text:span text:style-name="T4">3-3</text:span></text:p>
      <text:p text:style-name="P5"><text:span text:style-name="T3"><text:tab/></text:span><text:span text:style-name="T5">3.1)<text:tab/> </text:span><text:span text:style-name="T3">SystemRequirement<text:tab/><text:tab/>--<text:tab/><text:tab/><text:tab/> <text:s/></text:span><text:span text:style-name="T4">3</text:span></text:p>
      <text:p text:style-name="P5"><text:span text:style-name="T3"><text:tab/></text:span><text:span text:style-name="T5">3.2) </text:span><text:span text:style-name="T3">Algorithms&amp;Techniques <text:s/><text:tab/>--<text:tab/><text:tab/><text:tab/> <text:s/></text:span><text:span text:style-name="T4">3</text:span><text:span text:style-name="T3"><text:tab/></text:span></text:p>
      <text:p text:style-name="P6"/>
      <text:p text:style-name="P6">4.)<text:tab/><text:span text:style-name="T2">Implementation<text:tab/><text:tab/><text:tab/><text:tab/>--<text:tab/><text:tab/><text:tab/> <text:s/></text:span><text:span text:style-name="T4">4-6</text:span></text:p>
      <text:p text:style-name="P6"><text:tab/>4.1) <text:span text:style-name="T2">ListOfMain Unix Cmnds <text:s text:c="4"/>--<text:tab/><text:tab/><text:tab/> <text:s/></text:span><text:span text:style-name="T4">4</text:span></text:p>
      <text:p text:style-name="P6"><text:span text:style-name="T2"><text:tab/></text:span>4.2) <text:span text:style-name="T2">Syntax of commands<text:tab/><text:tab/>--<text:tab/><text:tab/><text:tab/> <text:s text:c="2"/></text:span><text:span text:style-name="T4">5,6</text:span><text:span text:style-name="T2"><text:tab/></text:span></text:p>
      <text:p text:style-name="P6"/>
      <text:p text:style-name="P6">5.) <text:span text:style-name="T2">Result and Analysis<text:tab/><text:tab/><text:tab/>--<text:tab/><text:tab/><text:tab/> <text:s/></text:span><text:span text:style-name="T4">7-12</text:span></text:p>
      <text:p text:style-name="P6"/>
      <text:p text:style-name="P6">6.) <text:span text:style-name="T2">Conclusion&amp;References<text:tab/><text:tab/> --<text:tab/><text:tab/><text:tab/> <text:s text:c="3"/></text:span><text:span text:style-name="T4">13</text:span>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2:50:32.382101969</meta:creation-date>
    <dc:date>2017-11-25T04:37:19.605389154</dc:date>
    <meta:editing-duration>PT10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4" meta:word-count="63" meta:character-count="459" meta:non-whitespace-character-count="316"/>
  </office:meta>
</office:document-meta>
</file>